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background-color="#eb613d"/>
    </style:style>
    <style:style style:name="T3" style:family="text">
      <style:text-properties fo:background-color="#ff3366"/>
    </style:style>
    <style:style style:name="T4" style:family="text">
      <style:text-properties fo:background-color="#ff420e"/>
    </style:style>
    <style:style style:name="T5" style:family="text">
      <style:text-properties fo:background-color="#ff8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denomina <text:span text:style-name="T1">plagio</text:span> a una infracción del derecho de autor sobre una obra de cualquier tipo, que se produce mediante la copia de la misma, sin autorización de la persona que la creó o que es su dueña o posee los derechos de dicha obra, y su presentación como obra original.</text:p>
      <text:p text:style-name="P1"/>
      <text:p text:style-name="P1">Se denomina <text:span text:style-name="T1">plagio</text:span> a una infracción del derecho de autor sobre una obra de cualquier tipo, <text:span text:style-name="T5">que se produce mediante la copia de la misma, sin autorización de la persona que la creó o que es su dueña o posee los derechos de dicha obra</text:span>, y su presentación como obra orig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el Meneses Abad</meta:initial-creator>
    <meta:creation-date>2013-10-17T17:05:31</meta:creation-date>
    <dc:date>2013-10-17T19:09:10</dc:date>
    <dc:creator>Abel Meneses Abad</dc:creator>
    <meta:editing-duration>PT3M24S</meta:editing-duration>
    <meta:editing-cycles>1</meta:editing-cycles>
    <meta:document-statistic meta:table-count="0" meta:image-count="0" meta:object-count="0" meta:page-count="1" meta:paragraph-count="2" meta:word-count="102" meta:character-count="542" meta:non-whitespace-character-count="442"/>
    <meta:generator>LibreOffice/3.5$Linux_x86 LibreOffice_project/350m1$Build-2</meta:generator>
  </office:meta>
</office:document-meta>
</file>